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ce again, we've found ourselves in a cell.</text:p>
          </table:table-cell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like a running gag or something!</text:p>
          </table:table-cell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'm not laughing.</text:p>
          </table:table-cell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 office:value-type="string">
            <text:p>But at least we're still alive.</text:p>
          </table:table-cell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 are we, anyway?</text:p>
          </table:table-cell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nsidering what happened earlier, I think we
must be in either the Red Carat's or the Blue
Carat's lair.</text:p>
          </table:table-cell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s the Red Carat's lair not that lodge in the
forest?</text:p>
          </table:table-cell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 office:value-type="string">
            <text:p>This does not look like the inside of a lodge
to me... I believe this is the Blue Carat's lair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mean that Blue Carat's team came
out on top.</text:p>
          </table:table-cell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joking...</text:p>
          </table:table-cell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 office:value-type="string">
            <text:p>Didn't you say that Red Carat's aides were
powerful beyond anyone in the demon world?</text:p>
          </table:table-cell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what I thought...</text:p>
          </table:table-cell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 office:value-type="string">
            <text:p>I did not expect that Blue Carat's group
possessed power to surpass even theirs.</text:p>
          </table:table-cell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top families of the demon world are some
real tough cookies...</text:p>
          </table:table-cell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..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 office:value-type="string">
            <text:p>I believe there may have been something off
about the Magical waves that were being
generated by Blue Carat's group...</text:p>
          </table:table-cell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 office:value-type="string">
            <text:p>They felt like unnatural “tremors”.</text:p>
          </table:table-cell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emors...?</text:p>
          </table:table-cell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highly unstable, as if they were not
fully under control...</text:p>
          </table:table-cell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 office:value-type="string">
            <text:p>Or something to that effect.</text:p>
          </table:table-cell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were just nervous?</text:p>
          </table:table-cell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with personalities like that.</text:p>
          </table:table-cell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, do excuse me for having a “personality
like that”!!!</text:p>
          </table:table-cell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ue Carat!!</text:p>
          </table:table-cell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an awfully tasteless name you have
concocted for me!</text:p>
          </table:table-cell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 office:value-type="string">
            <text:p>You shall refer to me properly as “Carat, the
Diva of Splendor”!!</text:p>
          </table:table-cell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about that naming sense, either...</text:p>
          </table:table-cell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doesn't have much of a ring to it, to be
blunt.</text:p>
          </table:table-cell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this really was Blue Carat's lair after
all, huh?</text:p>
          </table:table-cell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plan to do with us?</text:p>
          </table:table-cell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riginally, I had planned to freeze you Heavenly
Maidens into ice sculptures and put you on
display as a sign of the Pangini family's glory.</text:p>
          </table:table-cell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 office:value-type="string">
            <text:p>But, at a certain person's request, we shall be
donating you to her as test subjects!</text:p>
          </table:table-cell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don't want to be in her debt, after all.</text:p>
          </table:table-cell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ertain person...?</text:p>
          </table:table-cell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-Wh-What do you mean... t-test subjects...?!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! Your frightful demeanor is simply
adorab—</text:p>
          </table:table-cell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 office:value-type="string">
            <text:p>Oww...!!</text:p>
          </table:table-cell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... your wounds are gonna open...</text:p>
          </table:table-cell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irritating...</text:p>
          </table:table-cell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 office:value-type="string">
            <text:p>That my noble body would be covered in so
many unsightly wounds...!!</text:p>
          </table:table-cell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ed Carat's team might have won that battle,
but from the looks of things, it was a pretty
close fight.</text:p>
          </table:table-cell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Let us go, Saffa.</text:p>
          </table:table-cell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 office:value-type="string">
            <text:p>We must get our rest and prepare ourselves
for the final skirmish against the Djaelbaajs.</text:p>
          </table:table-cell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p. Let's leave these guys to her.</text:p>
          </table:table-cell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u revoir, Heavenly Maidens.</text:p>
          </table:table-cell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 I spot a shooting star, I'm gonna be
sure to wish for the mutual destruction of both
the Red and Blue Carats.</text:p>
          </table:table-cell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icious...</text:p>
          </table:table-cell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plan on standing around here and
waiting to be made a test subject.</text:p>
          </table:table-cell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o whatever we can to try to escape...!</text:p>
          </table:table-cell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four Heavenly Maidens right here. If
we combine your powers, we should have no
problem breaking through these metal bars.</text:p>
          </table:table-cell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 office:value-type="string">
            <text:p>Give it a try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ahh... about that...</text:p>
          </table:table-cell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I'm having trouble summoning my
Seraphia like I normally do...</text:p>
          </table:table-cell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ou guys, too?</text:p>
          </table:table-cell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 office:value-type="string">
            <text:p>I was just thinking the same thing—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exactly sure.</text:p>
          </table:table-cell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 office:value-type="string">
            <text:p>It feels like my powers are still somewhere
inside me, but they're being held back by
some mysterious, oppressive force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-Do not tell me... they did something to you
while you were unconscious...?!</text:p>
          </table:table-cell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! Wh-What?! Where?!</text:p>
          </table:table-cell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???
“Please calm down. They didn't do anything to
your bodies.”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 office:value-type="string">
            <text:p>This underground facility is equipped with
devices that interfere with and weaken your
Seraphia.</text:p>
          </table:table-cell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 office:value-type="string">
            <text:p>It should come back in full as soon as you
get out of here.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you...!</text:p>
          </table:table-cell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...</text:p>
          </table:table-cell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, again?</text:p>
          </table:table-cell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Lumii.</text:p>
          </table:table-cell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 office:value-type="string">
            <text:p>Assistant to the Chief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remember now!!</text:p>
          </table:table-cell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What?</text:p>
          </table:table-cell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you doing in Blue Carat's lair, Lumii?</text:p>
          </table:table-cell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n't Blue Carat's lair. It's an underground
facility belonging to the Seraphia laboratory.</text:p>
          </table:table-cell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low down.</text:p>
          </table:table-cell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 office:value-type="string">
            <text:p>You're telling me that we're currently confined
within the Seraphia lab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? But we just Blue Carat and Saffa...
Huuuuuhhh?</text:p>
          </table:table-cell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have time to explain. I'll be under
suspicion if I stay here for too long.</text:p>
          </table:table-cell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 office:value-type="string">
            <text:p>For now, just get out of here as quickly as you
can.</text:p>
          </table:table-cell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 office:value-type="string">
            <text:p>Until later.</text:p>
          </table:table-cell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ve no idea what's going on.</text:p>
          </table:table-cell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me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-More importantly, this may be our only
chance to escape from here...!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think we should focus on breaking out.</text:p>
          </table:table-cell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. We'll take stock of the situation later.</text:p>
          </table:table-cell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